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6in"/>
    </style:style>
    <style:style style:name="co3" style:family="table-column">
      <style:table-column-properties fo:break-before="auto" style:column-width="2.0807in"/>
    </style:style>
    <style:style style:name="co4" style:family="table-column">
      <style:table-column-properties fo:break-before="auto" style:column-width="1.1693in"/>
    </style:style>
    <style:style style:name="co5" style:family="table-column">
      <style:table-column-properties fo:break-before="auto" style:column-width="1.1193in"/>
    </style:style>
    <style:style style:name="co6" style:family="table-column">
      <style:table-column-properties fo:break-before="auto" style:column-width="1.5626in"/>
    </style:style>
    <style:style style:name="co7" style:family="table-column">
      <style:table-column-properties fo:break-before="auto" style:column-width="2.4228in"/>
    </style:style>
    <style:style style:name="co8" style:family="table-column">
      <style:table-column-properties fo:break-before="auto" style:column-width="1.5118in"/>
    </style:style>
    <style:style style:name="co9" style:family="table-column">
      <style:table-column-properties fo:break-before="auto" style:column-width="1.8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4795in" svg:height="3.0646in" svg:x="1.3094in" svg:y="3.0051in">
            <draw:object draw:notify-on-update-of-ranges="Sheet1.J3:Sheet1.J8 Sheet1.F3:Sheet1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0587in" svg:height="3.2677in" svg:x="8.3346in" svg:y="2.9122in">
            <draw:object draw:notify-on-update-of-ranges="Sheet1.J3:Sheet1.J8 Sheet1.G3:Sheet1.G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Quadratic Time</text:p>
          </table:table-cell>
          <table:table-cell office:value-type="string" calcext:value-type="string">
            <text:p>Quadratic With Calipers Time</text:p>
          </table:table-cell>
          <table:table-cell office:value-type="string" calcext:value-type="string">
            <text:p>Quadarathemic</text:p>
          </table:table-cell>
          <table:table-cell office:value-type="string" calcext:value-type="string">
            <text:p>Cubic Time</text:p>
          </table:table-cell>
          <table:table-cell office:value-type="string" calcext:value-type="string">
            <text:p>log of quadratic </text:p>
          </table:table-cell>
          <table:table-cell office:value-type="string" calcext:value-type="string">
            <text:p>log of quadratic with with Calipers</text:p>
          </table:table-cell>
          <table:table-cell office:value-type="string" calcext:value-type="string">
            <text:p>Ratio for Log Quadratic</text:p>
          </table:table-cell>
          <table:table-cell office:value-type="string" calcext:value-type="string">
            <text:p>Ratio of Log Quadratic with calipers</text:p>
          </table:table-cell>
          <table:table-cell office:value-type="string" calcext:value-type="string">
            <text:p>log of <text:s/>N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87" calcext:value-type="float">
            <text:p>0.87</text:p>
          </table:table-cell>
          <table:table-cell office:value-type="float" office:value="7.33" calcext:value-type="float">
            <text:p>7.33</text:p>
          </table:table-cell>
          <table:table-cell table:formula="of:=LOG([.B2])" office:value-type="float" office:value="0" calcext:value-type="float">
            <text:p>0</text:p>
          </table:table-cell>
          <table:table-cell table:formula="of:=LOG([.C2])" office:value-type="float" office:value="-0.259637310505756" calcext:value-type="float">
            <text:p>-0.259637310505756</text:p>
          </table:table-cell>
          <table:table-cell table:formula="of:=[.F2]/[.J2]" office:value-type="float" office:value="0" calcext:value-type="float">
            <text:p>0</text:p>
          </table:table-cell>
          <table:table-cell/>
          <table:table-cell table:formula="of:=LOG([.A2])" office:value-type="float" office:value="2.39794000867204" calcext:value-type="float">
            <text:p>2.39794000867204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3" calcext:value-type="float">
            <text:p>2.3</text:p>
          </table:table-cell>
          <table:table-cell office:value-type="float" office:value="1.04" calcext:value-type="float">
            <text:p>1.04</text:p>
          </table:table-cell>
          <table:table-cell office:value-type="float" office:value="2.87" calcext:value-type="float">
            <text:p>2.87</text:p>
          </table:table-cell>
          <table:table-cell office:value-type="float" office:value="54.51" calcext:value-type="float">
            <text:p>54.51</text:p>
          </table:table-cell>
          <table:table-cell table:formula="of:=LOG([.B3])" office:value-type="float" office:value="0.361727836017593" calcext:value-type="float">
            <text:p>0.361727836017593</text:p>
          </table:table-cell>
          <table:table-cell table:formula="of:=LOG([.C3])" office:value-type="float" office:value="0.0170333392987804" calcext:value-type="float">
            <text:p>0.0170333392987804</text:p>
          </table:table-cell>
          <table:table-cell table:formula="of:=([.F3] - [.F2])/([.J3] - [.J2])" office:value-type="float" office:value="1.20163386116965" calcext:value-type="float">
            <text:p>1.20163386116965</text:p>
          </table:table-cell>
          <table:table-cell table:formula="of:=([.G3] - [.G2])/([.J3] - [.J2])" office:value-type="float" office:value="0.919080004616432" calcext:value-type="float">
            <text:p>0.919080004616432</text:p>
          </table:table-cell>
          <table:table-cell table:formula="of:=LOG([.A3])" office:value-type="float" office:value="2.69897000433602" calcext:value-type="float">
            <text:p>2.6989700043360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98" calcext:value-type="float">
            <text:p>5.98</text:p>
          </table:table-cell>
          <table:table-cell office:value-type="float" office:value="3.23" calcext:value-type="float">
            <text:p>3.23</text:p>
          </table:table-cell>
          <table:table-cell office:value-type="float" office:value="11.62" calcext:value-type="float">
            <text:p>11.62</text:p>
          </table:table-cell>
          <table:table-cell office:value-type="float" office:value="426.07" calcext:value-type="float">
            <text:p>426.07</text:p>
          </table:table-cell>
          <table:table-cell table:formula="of:=LOG([.B4])" office:value-type="float" office:value="0.776701183988411" calcext:value-type="float">
            <text:p>0.776701183988411</text:p>
          </table:table-cell>
          <table:table-cell table:formula="of:=LOG([.C4])" office:value-type="float" office:value="0.509202522331103" calcext:value-type="float">
            <text:p>0.509202522331103</text:p>
          </table:table-cell>
          <table:table-cell table:formula="of:=([.F4] - [.F3])/([.J4] - [.J3])" office:value-type="float" office:value="1.37851162325373" calcext:value-type="float">
            <text:p>1.37851162325373</text:p>
          </table:table-cell>
          <table:table-cell table:formula="of:=([.G4] - [.G3])/([.J4] - [.J3])" office:value-type="float" office:value="1.63495063655283" calcext:value-type="float">
            <text:p>1.63495063655283</text:p>
          </table:table-cell>
          <table:table-cell table:formula="of:=LOG([.A4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.56" calcext:value-type="float">
            <text:p>21.56</text:p>
          </table:table-cell>
          <table:table-cell office:value-type="float" office:value="13.07" calcext:value-type="float">
            <text:p>13.07</text:p>
          </table:table-cell>
          <table:table-cell office:value-type="float" office:value="60.46" calcext:value-type="float">
            <text:p>60.46</text:p>
          </table:table-cell>
          <table:table-cell office:value-type="float" office:value="3470.24" calcext:value-type="float">
            <text:p>3470.24</text:p>
          </table:table-cell>
          <table:table-cell table:formula="of:=LOG([.B5])" office:value-type="float" office:value="1.3336487565147" calcext:value-type="float">
            <text:p>1.3336487565147</text:p>
          </table:table-cell>
          <table:table-cell table:formula="of:=LOG([.C5])" office:value-type="float" office:value="1.11627558758054" calcext:value-type="float">
            <text:p>1.11627558758054</text:p>
          </table:table-cell>
          <table:table-cell table:formula="of:=([.F5] - [.F4])/([.J5] - [.J4])" office:value-type="float" office:value="1.8501397885544" calcext:value-type="float">
            <text:p>1.8501397885544</text:p>
          </table:table-cell>
          <table:table-cell table:formula="of:=([.G5] - [.G4])/([.J5] - [.J4])" office:value-type="float" office:value="2.01665307110151" calcext:value-type="float">
            <text:p>2.01665307110151</text:p>
          </table:table-cell>
          <table:table-cell table:formula="of:=LOG([.A5])" office:value-type="float" office:value="3.30102999566398" calcext:value-type="float">
            <text:p>3.30102999566398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30.08" calcext:value-type="float">
            <text:p>130.08</text:p>
          </table:table-cell>
          <table:table-cell office:value-type="float" office:value="107.23" calcext:value-type="float">
            <text:p>107.23</text:p>
          </table:table-cell>
          <table:table-cell office:value-type="float" office:value="356.49" calcext:value-type="float">
            <text:p>356.49</text:p>
          </table:table-cell>
          <table:table-cell office:value-type="float" office:value="28188.16" calcext:value-type="float">
            <text:p>28188.16</text:p>
          </table:table-cell>
          <table:table-cell table:formula="of:=LOG([.B6])" office:value-type="float" office:value="2.11421052824999" calcext:value-type="float">
            <text:p>2.11421052824999</text:p>
          </table:table-cell>
          <table:table-cell table:formula="of:=LOG([.C6])" office:value-type="float" office:value="2.03031630598859" calcext:value-type="float">
            <text:p>2.03031630598859</text:p>
          </table:table-cell>
          <table:table-cell table:formula="of:=([.F6] - [.F5])/([.J6] - [.J5])" office:value-type="float" office:value="2.59297007932252" calcext:value-type="float">
            <text:p>2.59297007932252</text:p>
          </table:table-cell>
          <table:table-cell table:formula="of:=([.G6] - [.G5])/([.J6] - [.J5])" office:value-type="float" office:value="3.0363775423507" calcext:value-type="float">
            <text:p>3.0363775423507</text:p>
          </table:table-cell>
          <table:table-cell table:formula="of:=LOG([.A6])" office:value-type="float" office:value="3.60205999132796" calcext:value-type="float">
            <text:p>3.60205999132796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41.81" calcext:value-type="float">
            <text:p>741.81</text:p>
          </table:table-cell>
          <table:table-cell office:value-type="float" office:value="614.67" calcext:value-type="float">
            <text:p>614.67</text:p>
          </table:table-cell>
          <table:table-cell office:value-type="float" office:value="1800.47" calcext:value-type="float">
            <text:p>1800.47</text:p>
          </table:table-cell>
          <table:table-cell/>
          <table:table-cell table:formula="of:=LOG([.B7])" office:value-type="float" office:value="2.87029268355655" calcext:value-type="float">
            <text:p>2.87029268355655</text:p>
          </table:table-cell>
          <table:table-cell table:formula="of:=LOG([.C7])" office:value-type="float" office:value="2.78864201716771" calcext:value-type="float">
            <text:p>2.78864201716771</text:p>
          </table:table-cell>
          <table:table-cell table:formula="of:=([.F7] - [.F6])/([.J7] - [.J6])" office:value-type="float" office:value="2.51165055375585" calcext:value-type="float">
            <text:p>2.51165055375585</text:p>
          </table:table-cell>
          <table:table-cell table:formula="of:=([.G7] - [.G6])/([.J7] - [.J6])" office:value-type="float" office:value="2.51910348504138" calcext:value-type="float">
            <text:p>2.51910348504138</text:p>
          </table:table-cell>
          <table:table-cell table:formula="of:=LOG([.A7])" office:value-type="float" office:value="3.90308998699194" calcext:value-type="float">
            <text:p>3.90308998699194</text:p>
          </table:table-cell>
          <table:table-cell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028.74" calcext:value-type="float">
            <text:p>3028.74</text:p>
          </table:table-cell>
          <table:table-cell office:value-type="float" office:value="2475.14" calcext:value-type="float">
            <text:p>2475.14</text:p>
          </table:table-cell>
          <table:table-cell office:value-type="float" office:value="6719.84" calcext:value-type="float">
            <text:p>6719.84</text:p>
          </table:table-cell>
          <table:table-cell/>
          <table:table-cell table:formula="of:=LOG([.B8])" office:value-type="float" office:value="3.48126199323653" calcext:value-type="float">
            <text:p>3.48126199323653</text:p>
          </table:table-cell>
          <table:table-cell table:formula="of:=LOG([.C8])" office:value-type="float" office:value="3.39359976872732" calcext:value-type="float">
            <text:p>3.39359976872732</text:p>
          </table:table-cell>
          <table:table-cell table:formula="of:=([.F8] - [.F7])/([.J8] - [.J7])" office:value-type="float" office:value="2.02959611493985" calcext:value-type="float">
            <text:p>2.02959611493985</text:p>
          </table:table-cell>
          <table:table-cell table:formula="of:=([.G8] - [.G7])/([.J8] - [.J7])" office:value-type="float" office:value="2.00962615112577" calcext:value-type="float">
            <text:p>2.00962615112577</text:p>
          </table:table-cell>
          <table:table-cell table:formula="of:=LOG([.A8])" office:value-type="float" office:value="4.20411998265592" calcext:value-type="float">
            <text:p>4.2041199826559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8T15:46:21.182000000</dc:date>
    <meta:editing-duration>PT21H36M6S</meta:editing-duration>
    <meta:editing-cycles>8</meta:editing-cycles>
    <meta:generator>LibreOffice/7.3.6.2$Windows_X86_64 LibreOffice_project/c28ca90fd6e1a19e189fc16c05f8f8924961e12e</meta:generator>
    <meta:document-statistic meta:table-count="1" meta:cell-count="77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459cm" svg:height="7.785cm" xlink:href=".." xlink:type="simple" chart:class="chart:scatter" chart:column-mapping="1 0" chart:style-name="ch1">
        <chart:legend chart:legend-position="end" svg:x="13.591cm" svg:y="3.59cm" style:legend-expansion="high" chart:style-name="ch2"/>
        <chart:plot-area chart:style-name="ch3" table:cell-range-address="Sheet1.J3:Sheet1.J8 Sheet1.F3:Sheet1.F8" svg:x="0.329cm" svg:y="0.155cm" svg:width="12.933cm" svg:height="7.475cm">
          <chart:coordinate-region svg:x="1.067cm" svg:y="0.357cm" svg:width="11.95cm" svg:height="6.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F8" chart:class="chart:scatter">
            <chart:domain table:cell-range-address="Sheet1.J3:Sheet1.J8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9897000433602">
                <text:p>2.69897000433602</text:p>
                <draw:g>
                  <svg:desc>Sheet1.J3:Sheet1.J8</svg:desc>
                </draw:g>
              </table:table-cell>
              <table:table-cell office:value-type="float" office:value="0.361727836017593">
                <text:p>0.361727836017593</text:p>
                <draw:g>
                  <svg:desc>Sheet1.F3:Sheet1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776701183988411">
                <text:p>0.7767011839884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0102999566398">
                <text:p>3.30102999566398</text:p>
              </table:table-cell>
              <table:table-cell office:value-type="float" office:value="1.3336487565147">
                <text:p>1.3336487565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2.11421052824999">
                <text:p>2.11421052824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0308998699194">
                <text:p>3.90308998699194</text:p>
              </table:table-cell>
              <table:table-cell office:value-type="float" office:value="2.87029268355655">
                <text:p>2.87029268355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0411998265592">
                <text:p>4.20411998265592</text:p>
              </table:table-cell>
              <table:table-cell office:value-type="float" office:value="3.48126199323653">
                <text:p>3.481261993236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6.2$Windows_X86_64 LibreOffice_project/c28ca90fd6e1a19e189fc16c05f8f8924961e12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93cm" svg:height="8.301cm" xlink:href=".." xlink:type="simple" chart:class="chart:scatter" chart:column-mapping="1 0" chart:style-name="ch1">
        <chart:legend chart:legend-position="end" svg:x="14.998cm" svg:y="3.848cm" style:legend-expansion="high" chart:style-name="ch2"/>
        <chart:plot-area chart:style-name="ch3" table:cell-range-address="Sheet1.J3:Sheet1.J8 Sheet1.G3:Sheet1.G8" svg:x="0.358cm" svg:y="0.166cm" svg:width="14.282cm" svg:height="7.969cm">
          <chart:coordinate-region svg:x="1.096cm" svg:y="0.368cm" svg:width="13.299cm" svg:height="7.1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3:Sheet1.G8" chart:class="chart:scatter">
            <chart:domain table:cell-range-address="Sheet1.J3:Sheet1.J8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9897000433602">
                <text:p>2.69897000433602</text:p>
                <draw:g>
                  <svg:desc>Sheet1.J3:Sheet1.J8</svg:desc>
                </draw:g>
              </table:table-cell>
              <table:table-cell office:value-type="float" office:value="0.0170333392987804">
                <text:p>0.0170333392987804</text:p>
                <draw:g>
                  <svg:desc>Sheet1.G3:Sheet1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509202522331103">
                <text:p>0.509202522331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0102999566398">
                <text:p>3.30102999566398</text:p>
              </table:table-cell>
              <table:table-cell office:value-type="float" office:value="1.11627558758054">
                <text:p>1.11627558758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2.03031630598859">
                <text:p>2.030316305988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0308998699194">
                <text:p>3.90308998699194</text:p>
              </table:table-cell>
              <table:table-cell office:value-type="float" office:value="2.78864201716771">
                <text:p>2.78864201716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0411998265592">
                <text:p>4.20411998265592</text:p>
              </table:table-cell>
              <table:table-cell office:value-type="float" office:value="3.39359976872732">
                <text:p>3.393599768727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6.2$Windows_X86_64 LibreOffice_project/c28ca90fd6e1a19e189fc16c05f8f8924961e12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